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8A0000005015955879.png" manifest:media-type="image/png"/>
  <manifest:file-entry manifest:full-path="Pictures/100000010000037A0000015B223722D0.png" manifest:media-type="image/png"/>
  <manifest:file-entry manifest:full-path="Pictures/100000010000076C000003284BE7443C.png" manifest:media-type="image/png"/>
  <manifest:file-entry manifest:full-path="Pictures/100000010000024600000070734F4237.png" manifest:media-type="image/png"/>
  <manifest:file-entry manifest:full-path="Pictures/10000001000002040000007BBA16A610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5994a" officeooo:paragraph-rsid="0015994a"/>
    </style:style>
    <style:style style:name="P2" style:family="paragraph" style:parent-style-name="Standard">
      <style:text-properties fo:color="#c9211e" loext:opacity="100%" officeooo:rsid="0015994a" officeooo:paragraph-rsid="0015994a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2" draw:name="Image4" text:anchor-type="char" svg:x="-0.076cm" svg:y="12.949cm" svg:width="17cm" svg:height="6.627cm" draw:z-index="3"><draw:image xlink:href="Pictures/100000010000037A0000015B223722D0.png" xlink:type="simple" xlink:show="embed" xlink:actuate="onLoad" draw:mime-type="image/png"/></draw:frame><draw:frame draw:style-name="fr2" draw:name="Image3" text:anchor-type="char" svg:x="-0.025cm" svg:y="8.89cm" svg:width="12.321cm" svg:height="2.371cm" draw:z-index="2"><draw:image xlink:href="Pictures/100000010000024600000070734F4237.png" xlink:type="simple" xlink:show="embed" xlink:actuate="onLoad" draw:mime-type="image/png"/></draw:frame><draw:frame draw:style-name="fr2" draw:name="Image2" text:anchor-type="char" svg:x="-0.048cm" svg:y="4.159cm" svg:width="10.922cm" svg:height="2.604cm" draw:z-index="1"><draw:image xlink:href="Pictures/10000001000002040000007BBA16A610.png" xlink:type="simple" xlink:show="embed" xlink:actuate="onLoad" draw:mime-type="image/png"/></draw:frame><draw:frame draw:style-name="fr2" draw:name="Image1" text:anchor-type="char" svg:x="-0.097cm" svg:y="1.693cm" svg:width="13.758cm" svg:height="1.693cm" draw:z-index="0"><draw:image xlink:href="Pictures/100000010000028A0000005015955879.png" xlink:type="simple" xlink:show="embed" xlink:actuate="onLoad" draw:mime-type="image/png"/></draw:frame><text:span text:style-name="T1">1.1 Laby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pan text:style-name="T1">1.3 Colorier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pan text:style-name="T1">1.4 dessine_laby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5" text:anchor-type="char" svg:width="19.001cm" svg:height="8.079cm" draw:z-index="4"><draw:image xlink:href="Pictures/100000010000076C000003284BE7443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15T14:41:12.793000000</meta:creation-date>
    <meta:generator>LibreOffice/7.6.4.1$Windows_X86_64 LibreOffice_project/e19e193f88cd6c0525a17fb7a176ed8e6a3e2aa1</meta:generator>
    <dc:date>2024-04-15T14:52:03.430000000</dc:date>
    <meta:editing-duration>PT10M49S</meta:editing-duration>
    <meta:editing-cycles>5</meta:editing-cycles>
    <meta:document-statistic meta:table-count="0" meta:image-count="5" meta:object-count="0" meta:page-count="2" meta:paragraph-count="3" meta:word-count="6" meta:character-count="36" meta:non-whitespace-character-count="33"/>
  </office:meta>
</office:document-meta>
</file>